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Schoolbook" svg:font-family="'Century Schoolbook'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1.34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5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Century Schoolbook" fo:font-size="15pt" style:font-size-asian="15pt" style:font-size-complex="15pt">
        <loext:char-complex-color loext:theme-type="dark1" loext:color-type="theme"/>
      </style:text-properties>
    </style:style>
    <style:style style:name="ce2" style:family="table-cell" style:parent-style-name="Default">
      <style:text-properties style:font-name="Century Schoolbook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ext-properties fo:color="#00a933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entury Schoolbook" fo:font-size="12pt" style:font-name-asian="Century Schoolbook" style:font-name-complex="Century Schoolbook"/>
    </style:style>
    <style:style style:name="T2" style:family="text">
      <style:text-properties style:font-name="F" fo:font-size="12pt"/>
    </style:style>
    <style:style style:name="T3" style:family="text">
      <style:text-properties style:font-weight-asian="bold" style:font-style-complex="normal" style:language-asian="zh" style:country-asian="CN" style:font-weight-complex="bold" fo:text-shadow="none" fo:color="#00b050" style:font-name-asian="Noto Sans CJK SC" style:font-name="Century Schoolbook" fo:font-size="15pt" fo:font-weight="bold" style:text-underline-style="none" style:text-underline-color="font-color" style:text-outline="false" style:text-line-through-mode="continuous" fo:language="en" fo:country="US" style:font-style-asian="normal" style:font-name-complex="Noto Sans Devanagari" fo:letter-spacing="normal" style:text-emphasize="none" style:font-relief="none" style:text-overline-style="none" style:text-overline-color="font-color" fo:font-style="normal" style:text-position="0% 100%" style:font-size-asian="15pt" style:font-size-complex="15pt" style:text-line-through-type="none" style:language-complex="hi" style:country-complex="IN"/>
    </style:style>
    <style:style style:name="T4" style:family="text">
      <style:text-properties style:font-style-complex="normal" style:language-asian="zh" style:country-asian="CN" fo:text-shadow="none" style:font-name-asian="Noto Sans CJK SC" style:font-name="Century Schoolbook" fo:font-size="15pt" style:text-underline-style="none" style:text-underline-color="font-color" style:text-outline="false" style:text-line-through-mode="continuous" fo:language="en" fo:country="US" style:font-style-asian="normal" style:font-name-complex="Noto Sans Devanagari" fo:letter-spacing="normal" style:text-emphasize="none" style:font-relief="none" style:text-overline-style="none" style:text-overline-color="font-color" fo:font-style="normal" style:text-position="0% 100%" style:font-size-asian="15pt" style:font-size-complex="15pt" style:text-line-through-type="none" style:language-complex="hi" style:country-complex="IN" fo:color="#000000" fo:font-weight="normal" style:font-weight-asian="normal" style:font-weight-complex="normal"/>
    </style:style>
    <style:style style:name="T5" style:family="text">
      <style:text-properties style:text-line-through-mode="continuous" style:font-style-complex="normal" fo:text-shadow="none" fo:language="en" fo:country="US" style:text-line-through-type="none" style:text-underline-style="none" style:text-underline-color="font-color" fo:font-weight="normal" fo:font-size="15pt" style:font-name="Century Schoolbook" style:font-name-asian="Noto Sans CJK SC" fo:color="#000000" style:language-asian="zh" style:country-asian="CN" style:text-outline="false" style:language-complex="hi" style:country-complex="IN" style:font-style-asian="normal" style:font-weight-asian="normal" style:font-size-asian="15pt" style:text-position="0% 100%" fo:font-style="normal" style:text-overline-style="none" style:text-overline-color="font-color" style:font-relief="none" style:text-emphasize="none" fo:letter-spacing="normal" style:font-size-complex="15pt" style:font-weight-complex="normal" style:font-name-complex="Noto Sans Devanagari"/>
    </style:style>
    <style:style style:name="T6" style:family="text">
      <style:text-properties fo:text-shadow="none" style:text-line-through-mode="continuous" style:language-asian="zh" style:country-asian="CN" style:language-complex="hi" style:country-complex="IN" style:font-name-asian="Noto Sans CJK SC" style:font-name-complex="Noto Sans Devanagari" style:text-emphasize="none" style:font-relief="none" style:text-overline-style="none" style:text-overline-color="font-color" fo:color="#000000" style:font-name="Century Schoolbook" fo:font-size="15pt" fo:font-weight="normal" style:text-underline-style="none" style:text-underline-color="font-color" style:text-line-through-type="none" fo:font-style="normal" style:text-outline="false" style:text-position="0% 100%" fo:letter-spacing="normal" fo:language="en" fo:country="US" style:font-size-asian="15pt" style:font-size-complex="15pt" style:font-weight-asian="normal" style:font-weight-complex="normal" style:font-style-asian="normal" style:font-style-complex="normal"/>
    </style:style>
    <style:style style:name="T7" style:family="text">
      <style:text-properties style:text-line-through-mode="continuous" style:language-complex="hi" style:country-complex="IN" style:text-line-through-type="none" fo:font-size="15pt" fo:language="en" fo:country="US" fo:font-weight="normal" style:font-style-complex="normal" fo:color="#000000" style:font-weight-asian="normal" style:font-name-asian="Noto Sans CJK SC" style:font-size-asian="15pt" fo:letter-spacing="normal" style:text-underline-style="none" style:text-underline-color="font-color" fo:font-style="normal" style:font-style-asian="normal" style:font-name="Century Schoolbook" style:text-position="0% 100%" style:text-emphasize="none" style:language-asian="zh" style:country-asian="CN" style:font-name-complex="Noto Sans Devanagari" fo:text-shadow="none" style:font-relief="none" style:font-weight-complex="normal" style:text-outline="false" style:text-overline-style="none" style:text-overline-color="font-color" style:font-size-complex="15pt"/>
    </style:style>
    <style:style style:name="T8" style:family="text">
      <style:text-properties style:text-line-through-mode="continuous" style:language-complex="hi" style:country-complex="IN" style:text-line-through-type="none" fo:font-size="15pt" fo:language="en" fo:country="US" fo:font-weight="normal" style:font-style-complex="normal" style:font-weight-asian="normal" style:font-name-asian="Noto Sans CJK SC" style:font-size-asian="15pt" fo:letter-spacing="normal" style:text-underline-style="none" style:text-underline-color="font-color" fo:font-style="normal" style:font-style-asian="normal" style:font-name="Century Schoolbook" style:text-position="0% 100%" style:text-emphasize="none" style:language-asian="zh" style:country-asian="CN" style:font-name-complex="Noto Sans Devanagari" fo:text-shadow="none" style:font-relief="none" style:font-weight-complex="normal" style:text-outline="false" style:text-overline-style="none" style:text-overline-color="font-color" style:font-size-complex="15pt" fo:color="#ff0000"/>
    </style:style>
    <style:style style:name="T9" style:family="text">
      <style:text-properties style:text-line-through-mode="continuous" style:language-complex="hi" style:country-complex="IN" style:text-line-through-type="none" fo:font-size="15pt" fo:language="en" fo:country="US" fo:font-weight="normal" style:font-style-complex="normal" style:font-weight-asian="normal" style:font-name-asian="Noto Sans CJK SC" style:font-size-asian="15pt" fo:letter-spacing="normal" style:text-underline-style="none" style:text-underline-color="font-color" fo:font-style="normal" style:font-style-asian="normal" style:font-name="Century Schoolbook" style:text-position="0% 100%" style:text-emphasize="none" style:language-asian="zh" style:country-asian="CN" style:font-name-complex="Noto Sans Devanagari" fo:text-shadow="none" style:font-relief="none" style:font-weight-complex="normal" style:text-outline="false" style:text-overline-style="none" style:text-overline-color="font-color" style:font-size-complex="15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4">
            <text:p>During the year 2023, the “KIRIKU ltd Co” had realized the following transactions: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5"/>
          <table:table-cell table:number-columns-repeated="3"/>
        </table:table-row>
        <table:table-row table:style-name="ro1">
          <table:covered-table-cell table:number-columns-repeated="5"/>
          <table:table-cell table:number-columns-repeated="3"/>
        </table:table-row>
        <table:table-row table:style-name="ro1">
          <table:covered-table-cell table:number-columns-repeated="5"/>
          <table:table-cell table:number-columns-repeated="3"/>
        </table:table-row>
        <table:table-row table:style-name="ro2">
          <table:table-cell office:value-type="string" calcext:value-type="string" table:number-columns-spanned="5" table:number-rows-spanned="9">
            <text:p><text:span text:style-name="T1">1. bought 20 boxes of  Rwanda tea to Rwanda Mountain Tea for  frw 10,000 a box</text:span></text:p>
            <text:p><text:span text:style-name="T1"/></text:p>
            <text:p><text:span text:style-name="T1">2. Acquired 20 outs speakers from RBA And paid frw 90,000per out speaker.</text:span></text:p>
            <text:p><text:span text:style-name="T1"/></text:p>
            <text:p><text:span text:style-name="T1">3. Payments respectively of Frw100,000  And Frw40,000 to RMT and RBA.</text:span></text:p>
            <text:p><text:span text:style-name="T1"/></text:p>
            <text:p><text:span text:style-name="T1">4. Sales of 5 boxes of Rwanda tea to Serena Hotels for Frw 15,000each.</text:span></text:p>
            <text:p><text:span text:style-name="T1"/></text:p>
            <text:p><text:span text:style-name="T1">5. Payment of Frw 20,000 to RBA for the Publicity done for the ended year.</text:span></text:p>
            <text:p><text:span text:style-name="T1"/></text:p>
            <text:p><text:span text:style-name="T1">6. Payment of Frw 2,000, 000 to  James Plc as rent of house to Frw 400, 000</text:span><text:line-break/><text:span text:style-name="T1">   Per month.</text:span></text:p>
            <text:p><text:span text:style-name="T1"/></text:p>
            <text:p><text:span text:style-name="T1">7. Payment of wages Frw 20,000 to casual Workers of the company.</text:span></text:p>
            <text:p><text:span text:style-name="T1"/></text:p>
            <text:p><text:span text:style-name="T1">8. Deposit of Frw 5 000,000 at Bank  Of Kigali for saving.</text:span></text:p>
            <text:p><text:span text:style-name="T2"/></text:p>
          </table:table-cell>
          <table:covered-table-cell table:number-columns-repeated="4"/>
          <table:table-cell table:number-columns-repeated="3"/>
        </table:table-row>
        <table:table-row table:style-name="ro2">
          <table:covered-table-cell table:number-columns-repeated="5"/>
          <table:table-cell table:number-columns-repeated="3"/>
        </table:table-row>
        <table:table-row table:style-name="ro2">
          <table:covered-table-cell table:number-columns-repeated="5"/>
          <table:table-cell table:number-columns-repeated="3"/>
        </table:table-row>
        <table:table-row table:style-name="ro2">
          <table:covered-table-cell table:number-columns-repeated="5"/>
          <table:table-cell table:number-columns-repeated="3"/>
        </table:table-row>
        <table:table-row table:style-name="ro2">
          <table:covered-table-cell table:number-columns-repeated="5"/>
          <table:table-cell table:number-columns-repeated="3"/>
        </table:table-row>
        <table:table-row table:style-name="ro2">
          <table:covered-table-cell table:number-columns-repeated="5"/>
          <table:table-cell table:number-columns-repeated="3"/>
        </table:table-row>
        <table:table-row table:style-name="ro2">
          <table:covered-table-cell table:number-columns-repeated="5"/>
          <table:table-cell table:number-columns-repeated="3"/>
        </table:table-row>
        <table:table-row table:style-name="ro2">
          <table:covered-table-cell table:number-columns-repeated="5"/>
          <table:table-cell table:number-columns-repeated="3"/>
        </table:table-row>
        <table:table-row table:style-name="ro2">
          <table:covered-table-cell table:number-columns-repeated="5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5" table:number-rows-spanned="21">
            <text:p><text:span text:style-name="T3">Required</text:span><text:span text:style-name="T4">: Make presentations of the above transactions on the behalf </text:span></text:p>
            <text:p><text:span text:style-name="T5">                  of KIRIKU ltd Company by showing the transactions that are physical,</text:span></text:p>
            <text:p><text:span text:style-name="T5">                  financial, implicit, explicit, internal and external to that company</text:span></text:p>
            <text:p><text:span text:style-name="T6"/></text:p>
            <text:p><text:span text:style-name="T6">Notice: A transaction is:</text:span></text:p>
            <text:p><text:span text:style-name="T6"/></text:p>
            <text:p><text:span text:style-name="T7">1.</text:span><text:tab/><text:span text:style-name="T8">Physical</text:span><text:span text:style-name="T9">: when it involves the movement of the goods or other tangibles assets</text:span></text:p>
            <text:p><text:span text:style-name="T6"/></text:p>
            <text:p><text:span text:style-name="T7">2.</text:span><text:tab/><text:span text:style-name="T8">Financial</text:span><text:span text:style-name="T9">: when it involves the use of cash or other payment instrument</text:span></text:p>
            <text:p><text:span text:style-name="T6"/></text:p>
            <text:p><text:span text:style-name="T7">3.</text:span><text:tab/><text:span text:style-name="T8">Internal</text:span><text:span text:style-name="T9"> : when is  held only inside a company or within a the same company</text:span></text:p>
            <text:p><text:span text:style-name="T6"/></text:p>
            <text:p><text:span text:style-name="T7">4.</text:span><text:tab/><text:span text:style-name="T8">External</text:span><text:span text:style-name="T9"> : when involves at least two or more companies or parties</text:span></text:p>
            <text:p><text:span text:style-name="T6"/></text:p>
            <text:p><text:span text:style-name="T7">5.</text:span><text:tab/><text:span text:style-name="T8">Explicit</text:span><text:span text:style-name="T9"> : when it involves the immediately payment of cash for the bought goods or service</text:span></text:p>
            <text:p><text:span text:style-name="T6"/></text:p>
            <text:p><text:span text:style-name="T7">6.</text:span><text:tab/><text:span text:style-name="T8">Implicit</text:span><text:span text:style-name="T9">: when it involves the debt for the sold goods or services.</text:span></text:p>
          </table:table-cell>
          <table:covered-table-cell table:number-columns-repeated="4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  <table:table-row table:style-name="ro4">
          <table:covered-table-cell table:number-columns-repeated="5"/>
          <table:table-cell table:number-columns-repeated="3"/>
        </table:table-row>
      </table:table>
      <table:table table:name="Sheet2" table:style-name="ta1">
        <table:table-column table:style-name="co4" table:number-columns-repeated="2" table:default-cell-style-name="Default"/>
        <table:table-column table:style-name="co2" table:default-cell-style-name="ce6"/>
        <table:table-column table:style-name="co5" table:number-columns-repeated="6" table:default-cell-style-name="ce8"/>
        <table:table-column table:style-name="co4" table:number-columns-repeated="2" table:default-cell-style-name="Default"/>
        <table:table-row table:style-name="ro4">
          <table:table-cell table:style-name="ce3" office:value-type="string" calcext:value-type="string" table:number-columns-spanned="11" table:number-rows-spanned="6">
            <text:p><text:s text:c="5"/>Solution of Those Transactions by KIRIKU Ltd Co As In Year 2023.</text:p>
          </table:table-cell>
          <table:covered-table-cell table:number-columns-repeated="10" table:style-name="ce4"/>
        </table:table-row>
        <table:table-row table:style-name="ro4">
          <table:covered-table-cell table:number-columns-repeated="11" table:style-name="ce4"/>
        </table:table-row>
        <table:table-row table:style-name="ro4">
          <table:covered-table-cell table:number-columns-repeated="11" table:style-name="ce4"/>
        </table:table-row>
        <table:table-row table:style-name="ro4">
          <table:covered-table-cell table:number-columns-repeated="11" table:style-name="ce4"/>
        </table:table-row>
        <table:table-row table:style-name="ro4">
          <table:covered-table-cell table:number-columns-repeated="11" table:style-name="ce4"/>
        </table:table-row>
        <table:table-row table:style-name="ro4">
          <table:covered-table-cell table:number-columns-repeated="11" table:style-name="ce4"/>
        </table:table-row>
        <table:table-row table:style-name="ro4">
          <table:table-cell table:number-columns-repeated="2"/>
          <table:table-cell table:style-name="ce5" office:value-type="string" calcext:value-type="string">
            <text:p>Transaction No.</text:p>
          </table:table-cell>
          <table:table-cell table:style-name="ce7" office:value-type="string" calcext:value-type="string">
            <text:p>Physical</text:p>
          </table:table-cell>
          <table:table-cell table:style-name="ce7" office:value-type="string" calcext:value-type="string">
            <text:p>Financial</text:p>
          </table:table-cell>
          <table:table-cell table:style-name="ce7" office:value-type="string" calcext:value-type="string">
            <text:p>Internal</text:p>
          </table:table-cell>
          <table:table-cell table:style-name="ce7" office:value-type="string" calcext:value-type="string">
            <text:p>External</text:p>
          </table:table-cell>
          <table:table-cell table:style-name="ce7" office:value-type="string" calcext:value-type="string">
            <text:p>Explicit</text:p>
          </table:table-cell>
          <table:table-cell table:style-name="ce7" office:value-type="string" calcext:value-type="string">
            <text:p>Implicit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1. Purchase of Rwanda t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2. Purchase of speak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3. Payments to RMT and RB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4. Sales of tea to Serena Hotel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5. Payment for public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6. Rent payment to James Pl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7. Payment to casual worker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8. Bank deposit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Schoolbook" svg:font-family="'Century Schoolbook'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3:14:20.419316212</meta:creation-date>
    <meta:print-date>2025-02-01T13:56:02.687103453</meta:print-date>
    <meta:printed-by>PDF files</meta:printed-by>
    <dc:date>2025-02-01T14:03:51.054819595</dc:date>
    <meta:editing-duration>PT7M47S</meta:editing-duration>
    <meta:editing-cycles>2</meta:editing-cycles>
    <meta:generator>LibreOffice/24.8.4.2$Linux_X86_64 LibreOffice_project/480$Build-2</meta:generator>
    <meta:document-statistic meta:table-count="2" meta:cell-count="67" meta:object-count="0"/>
  </office:meta>
</office:document-meta>
</file>